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87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13.788cm"/>
    </style:style>
    <style:style style:name="co6" style:family="table-column">
      <style:table-column-properties fo:break-before="auto" style:column-width="12.072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MBus_to_rad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mnt/a9ec076b-1377-4f94-9b3c-b0bca3a7203d/nextcloud/Projekte/Stromzaehler/EVN_Kaifa_ESP_MQTT/Interface_PCB/MBus_to_radio_V3/MBus_to_radio.s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Di 09 Mai 2023 09:25:5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5+dfsg1-2build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 80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 10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 10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5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 1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7, C10, C1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D3, D4, D6, D7, D8, D9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SK110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Schottky diode</text:p>
          </table:table-cell>
          <table:table-cell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urpl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11, D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0561M1S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0402_1005Metric</text:p>
          </table:table-cell>
          <table:table-cell office:value-type="string" calcext:value-type="string">
            <text:p>Bidirectional transient-voltage-suppression diode</text:p>
          </table:table-cell>
          <table:table-cell/>
        </table:table-row>
        <table:table-row table:style-name="ro1">
          <table:table-cell office:value-type="string" calcext:value-type="string">
            <text:p>D13, D14, D15, D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F40CA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Bidirectional transient-voltage-suppression diode</text:p>
          </table:table-cell>
          <table:table-cell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2.5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2.5mm_Pad_Via</text:p>
          </table:table-cell>
          <table:table-cell office:value-type="string" calcext:value-type="string">
            <text:p>Mounting Hole with connection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USB-TYPE-C-019</text:p>
          </table:table-cell>
          <table:table-cell office:value-type="string" calcext:value-type="string">
            <text:p>Connector_USB:USB-TYPE-C-019</text:p>
          </table:table-cell>
          <table:table-cell office:value-type="string" calcext:value-type="string">
            <text:p>USB Full-Featured Type-C Receptacle connector</text:p>
          </table:table-cell>
          <table:table-cell/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set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Solder Jumper, 2-pole, open</text:p>
          </table:table-cell>
          <table:table-cell/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lash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Solder Jumper, 2-pole, open</text:p>
          </table:table-cell>
          <table:table-cell/>
        </table:table-row>
        <table:table-row table:style-name="ro1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bug M-Bus via UART to USB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MLO1040H220MTT</text:p>
          </table:table-cell>
          <table:table-cell office:value-type="string" calcext:value-type="string">
            <text:p>Inductor_SMD:L_10.4x10.4_H4.8</text:p>
          </table:table-cell>
          <table:table-cell office:value-type="string" calcext:value-type="string">
            <text:p>4A 22uH ±20% SMD Power Inductors ROHS</text:p>
          </table:table-cell>
          <table:table-cell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DT3904DW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Dual NPN transistor, 6 pin package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, R6, R7, R9, R10, R13, R14, R15, R18, R19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1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R36510FA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DC/DC Converter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Power, Low-Offset Voltage, Dual Comparators, DIP-8/SOIC-8/SSOP-8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-12F</text:p>
          </table:table-cell>
          <table:table-cell office:value-type="string" calcext:value-type="string">
            <text:p>RF_Module:ESP-12E</text:p>
          </table:table-cell>
          <table:table-cell office:value-type="string" calcext:value-type="string">
            <text:p>802.11 b/g/n Wi-Fi Module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340C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USB serial converter, UART, SOIC-16</text:p>
          </table:table-cell>
          <table:table-cell/>
        </table:table-row>
        <table:table-row table:style-name="ro1">
          <table:table-cell office:value-type="string" calcext:value-type="string">
            <text:p>X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350V-3.96-2P-14-00A</text:p>
          </table:table-cell>
          <table:table-cell office:value-type="string" calcext:value-type="string">
            <text:p>ESP:WJ350V-3.96-2P-14-00A</text:p>
          </table:table-cell>
          <table:table-cell office:value-type="string" calcext:value-type="string">
            <text:p>P=3.96mm Screw terminal ROHS</text:p>
          </table:table-cell>
          <table:table-cell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2MHz TH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</text:p>
          </table:table-cell>
          <table:table-cell/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12MSMD3225OB1R30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EuroQuartz_MT-4Pin_3.2x2.5mm</text:p>
          </table:table-cell>
          <table:table-cell office:value-type="string" calcext:value-type="string">
            <text:p>Four pin crystal, GND on pins 2 and 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10T00:33:03.304686736</dc:date>
    <meta:editing-duration>PT14M6S</meta:editing-duration>
    <meta:editing-cycles>1</meta:editing-cycles>
    <meta:document-statistic meta:table-count="1" meta:cell-count="239" meta:object-count="0"/>
    <meta:generator>LibreOffice/6.4.7.2$Linux_X86_64 LibreOffice_project/40$Build-2</meta:generator>
  </office:meta>
</office:document-meta>
</file>